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/>
    </style:style>
    <style:style style:name="P2" style:parent-style-name="Normal" style:family="paragraph">
      <style:paragraph-properties fo:margin-bottom="0in"/>
    </style:style>
    <style:style style:name="P3" style:parent-style-name="Normal" style:family="paragraph">
      <style:paragraph-properties fo:margin-bottom="0in"/>
    </style:style>
  </office:automatic-styles>
  <office:body>
    <office:text text:use-soft-page-breaks="true">
      <text:p text:style-name="P1">Simply a file to stick links for anything we find useful for the project all in one place.</text:p>
      <text:p text:style-name="P2"/>
      <text:p text:style-name="P3">Basic CAN controller information:<text:s/>http://microcontroller.com/learn-embedded/CAN1_sie/CAN1big.ht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E2112</meta:initial-creator>
    <dc:creator>CE2112</dc:creator>
    <meta:creation-date>2014-01-27T05:04:00Z</meta:creation-date>
    <dc:date>2014-01-27T05:10:00Z</dc:date>
    <meta:template xlink:href="Normal.dotm" xlink:type="simple"/>
    <meta:editing-cycles>2</meta:editing-cycles>
    <meta:editing-duration>PT360S</meta:editing-duration>
    <meta:document-statistic meta:page-count="1" meta:paragraph-count="1" meta:word-count="28" meta:character-count="188" meta:row-count="1" meta:non-whitespace-character-count="161"/>
  </office:meta>
</office:document-meta>
</file>